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0.813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gr1" style:family="graphic" style:parent-style-name="Default">
      <style:graphic-properties draw:textarea-horizontal-align="justify" draw:textarea-vertical-align="middle" draw:auto-grow-height="false" fo:min-height="0.853cm" fo:min-width="0.64cm" loext:decorative="false"/>
      <style:paragraph-properties style:writing-mode="lr-tb"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831cm" fo:min-width="2.115cm" loext:decorative="false"/>
      <style:paragraph-properties style:writing-mode="lr-tb"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831cm" fo:min-width="4.502cm" loext:decorative="false"/>
      <style:paragraph-properties style:writing-mode="lr-tb"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831cm" fo:min-width="3.742cm" loext:decorative="false"/>
      <style:paragraph-properties style:writing-mode="lr-tb"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831cm" fo:min-width="1.378cm" loext:decorative="false"/>
      <style:paragraph-properties style:writing-mode="lr-tb" fo:text-align="center"/>
    </style:style>
    <style:style style:name="gr6" style:family="graphic" style:parent-style-name="Default">
      <style:graphic-properties draw:textarea-horizontal-align="justify" draw:textarea-vertical-align="middle" draw:auto-grow-height="false" fo:min-height="0.831cm" fo:min-width="2.824cm" loext:decorative="false"/>
      <style:paragraph-properties style:writing-mode="lr-tb"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/>
      <table:table table:name="Лист1" table:style-name="ta1">
        <table:shapes>
          <draw:custom-shape draw:z-index="0" draw:name="Фигура 1" draw:style-name="gr1" draw:text-style-name="P1" svg:width="0.708cm" svg:height="0.921cm" svg:x="8.494cm" svg:y="0.893cm">
            <text:p text:style-name="P1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table:shapes>
        <table:table-column table:style-name="co1" table:number-columns-repeated="3" table:default-cell-style-name="ce7"/>
        <table:table-column table:style-name="co2" table:number-columns-repeated="47" table:default-cell-style-name="ce7"/>
        <table:table-column table:style-name="co2" table:number-columns-repeated="81"/>
        <table:table-column table:style-name="co3" table:number-columns-repeated="1625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7" table:number-columns-repeated="16334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6;122</text:p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2;103</text:p>
            <draw:custom-shape draw:z-index="1" draw:name="Фигура 2" draw:style-name="gr2" draw:text-style-name="P1" svg:width="2.205cm" svg:height="0.921cm" svg:x="2.823cm" svg:y="0.027cm">
              <text:p text:style-name="P1">10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  <draw:custom-shape draw:z-index="8" draw:name="Фигура 9" draw:style-name="gr3" draw:text-style-name="P1" svg:width="4.592cm" svg:height="0.921cm" svg:x="2.798cm" svg:y="0.029cm">
              <text:p text:style-name="P1">103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style-name="Default"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1" calcext:value-type="float">
            <text:p>121</text:p>
            <draw:custom-shape draw:z-index="2" draw:name="Фигура 3" draw:style-name="gr1" draw:text-style-name="P1" svg:width="0.708cm" svg:height="0.921cm" svg:x="2.823cm" svg:y="0.868cm">
              <text:p text:style-name="P1">5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custom-shape draw:z-index="14" draw:name="Фигура 15" draw:style-name="gr4" draw:text-style-name="P1" svg:width="3.832cm" svg:height="0.921cm" svg:x="2.797cm" svg:y="0.028cm">
              <text:p text:style-name="P1">104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  <draw:custom-shape draw:z-index="18" draw:name="Фигура 19" draw:style-name="gr5" draw:text-style-name="P1" svg:width="1.468cm" svg:height="0.921cm" svg:x="2.824cm" svg:y="0.054cm">
              <text:p text:style-name="P1">106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>
            <draw:custom-shape draw:z-index="4" draw:name="Фигура 5" draw:style-name="gr2" draw:text-style-name="P1" svg:width="2.205cm" svg:height="0.921cm" svg:x="0.019cm" svg:y="0.894cm">
              <text:p text:style-name="P1">107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6"/>
          <table:table-cell table:style-name="ce7" table:number-columns-repeated="16334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2;114</text:p>
            <draw:custom-shape draw:z-index="19" draw:name="Фигура 20" draw:style-name="gr5" draw:text-style-name="P1" svg:width="1.468cm" svg:height="0.921cm" svg:x="2.771cm" svg:y="0.001cm">
              <text:p text:style-name="P1">108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2" calcext:value-type="float">
            <text:p>112</text:p>
          </table:table-cell>
          <table:table-cell>
            <draw:custom-shape draw:z-index="20" draw:name="Фигура 21" draw:style-name="gr5" draw:text-style-name="P1" svg:width="1.468cm" svg:height="0.921cm" svg:x="0.018cm" svg:y="0.894cm">
              <text:p text:style-name="P1">110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custom-shape draw:z-index="23" draw:name="Фигура 24" draw:style-name="gr6" draw:text-style-name="P1" svg:width="2.914cm" svg:height="0.921cm" svg:x="0.019cm" svg:y="0.001cm">
              <text:p text:style-name="P1">109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6"/>
          <table:table-cell table:style-name="ce7" table:number-columns-repeated="16334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4;106</text:p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6" calcext:value-type="float">
            <text:p>116</text:p>
            <draw:custom-shape draw:z-index="21" draw:name="Фигура 22" draw:style-name="gr5" draw:text-style-name="P1" svg:width="1.468cm" svg:height="0.921cm" svg:x="2.797cm" svg:y="0.867cm">
              <text:p text:style-name="P1">112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>
            <draw:custom-shape draw:z-index="3" draw:name="Фигура 4" draw:style-name="gr1" draw:text-style-name="P1" svg:width="0.708cm" svg:height="0.921cm" svg:x="0.01cm" svg:y="0.001cm">
              <text:p text:style-name="P1">11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6"/>
          <table:table-cell table:style-name="ce7" table:number-columns-repeated="16334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3;105</text:p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  <draw:custom-shape draw:z-index="15" draw:name="Фигура 16" draw:style-name="gr4" draw:text-style-name="P1" svg:width="3.832cm" svg:height="0.921cm" svg:x="2.797cm" svg:y="0.001cm">
              <text:p text:style-name="P1">113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>
            <draw:custom-shape draw:z-index="5" draw:name="Фигура 6" draw:style-name="gr2" draw:text-style-name="P1" svg:width="2.205cm" svg:height="0.921cm" svg:x="0.019cm" svg:y="0.894cm">
              <text:p text:style-name="P1">114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6"/>
          <table:table-cell table:style-name="ce7" table:number-columns-repeated="16334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8;117</text:p>
            <draw:custom-shape draw:z-index="6" draw:name="Фигура 7" draw:style-name="gr2" draw:text-style-name="P1" svg:width="2.205cm" svg:height="0.921cm" svg:x="2.799cm" svg:y="0.001cm">
              <text:p text:style-name="P1">115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  <draw:custom-shape draw:z-index="9" draw:name="Фигура 10" draw:style-name="gr3" draw:text-style-name="P1" svg:width="4.592cm" svg:height="0.921cm" svg:x="2.814cm" svg:y="0.001cm">
              <text:p text:style-name="P1">116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6;119</text:p>
            <draw:custom-shape draw:z-index="10" draw:name="Фигура 11" draw:style-name="gr3" draw:text-style-name="P1" svg:width="4.592cm" svg:height="0.921cm" svg:x="2.824cm" svg:y="0.054cm">
              <text:p text:style-name="P1">117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>
            <draw:custom-shape draw:z-index="16" draw:name="Фигура 17" draw:style-name="gr4" draw:text-style-name="P1" svg:width="3.832cm" svg:height="0.921cm" svg:x="0.043cm" svg:y="0.894cm">
              <text:p text:style-name="P1">118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6"/>
          <table:table-cell table:style-name="ce7" table:number-columns-repeated="16334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4;103</text:p>
          </table:table-cell>
          <table:table-cell>
            <draw:custom-shape draw:z-index="11" draw:name="Фигура 12" draw:style-name="gr3" draw:text-style-name="P1" svg:width="4.592cm" svg:height="0.921cm" svg:x="0.019cm" svg:y="0.001cm">
              <text:p text:style-name="P1">119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6"/>
          <table:table-cell table:style-name="ce7" table:number-columns-repeated="16334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5;119</text:p>
            <draw:custom-shape draw:z-index="22" draw:name="Фигура 23" draw:style-name="gr5" draw:text-style-name="P1" svg:width="1.468cm" svg:height="0.921cm" svg:x="2.823cm" svg:y="0.001cm">
              <text:p text:style-name="P1">120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6;116</text:p>
            <draw:custom-shape draw:z-index="7" draw:name="Фигура 8" draw:style-name="gr2" draw:text-style-name="P1" svg:width="2.205cm" svg:height="0.921cm" svg:x="2.816cm" svg:y="0cm">
              <text:p text:style-name="P1">121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  <draw:custom-shape draw:z-index="12" draw:name="Фигура 13" draw:style-name="gr3" draw:text-style-name="P1" svg:width="4.592cm" svg:height="0.921cm" svg:x="2.797cm" svg:y="0.867cm">
              <text:p text:style-name="P1">122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25;102</text:p>
            <draw:custom-shape draw:z-index="17" draw:name="Фигура 18" draw:style-name="gr4" draw:text-style-name="P1" svg:width="3.832cm" svg:height="0.921cm" svg:x="2.823cm" svg:y="0cm">
              <text:p text:style-name="P1">123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7"/>
          <table:table-cell table:style-name="ce7" table:number-columns-repeated="16334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  <draw:custom-shape draw:z-index="13" draw:name="Фигура 14" draw:style-name="gr3" draw:text-style-name="P1" svg:width="4.592cm" svg:height="0.921cm" svg:x="2.823cm" svg:y="0cm">
              <text:p text:style-name="P1">124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>
            <draw:custom-shape draw:z-index="24" draw:name="Фигура 25" draw:style-name="gr6" draw:text-style-name="P1" svg:width="2.914cm" svg:height="0.921cm" svg:x="0.018cm" svg:y="0.894cm">
              <text:p text:style-name="P1">125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position-x="$0" draw:handle-position-y="top" draw:handle-switched="true" draw:handle-range-x-minimum="0" draw:handle-range-x-maximum="10800"/>
              </draw:enhanced-geometry>
            </draw:custom-shape>
          </table:table-cell>
          <table:table-cell table:number-columns-repeated="46"/>
          <table:table-cell table:style-name="ce7" table:number-columns-repeated="16334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7"/>
          <table:table-cell table:style-name="ce7" table:number-columns-repeated="16334"/>
        </table:table-row>
        <table:table-row table:style-name="ro2" table:number-rows-repeated="1048549">
          <table:table-cell table:number-columns-repeated="50"/>
          <table:table-cell table:style-name="ce7" table:number-columns-repeated="16334"/>
        </table:table-row>
        <table:table-row table:style-name="ro2">
          <table:table-cell table:number-columns-repeated="50"/>
          <table:table-cell table:style-name="ce7" table:number-columns-repeated="163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.00.0000</text:date>, <text:time style:data-style-name="N2" text:time-value="17:16:26.411611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initial-creator>minf</meta:initial-creator>
    <meta:creation-date>2025-01-24T09:11:19Z</meta:creation-date>
    <dc:date>2026-01-09T17:24:34.716269000</dc:date>
    <meta:editing-duration>PT8M29S</meta:editing-duration>
    <meta:editing-cycles>2</meta:editing-cycles>
    <meta:document-statistic meta:table-count="1" meta:cell-count="125" meta:object-count="25"/>
  </office:meta>
</office:document-meta>
</file>